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02849" officeooo:paragraph-rsid="00002849"/>
    </style:style>
    <style:style style:name="P2" style:family="paragraph" style:parent-style-name="Text_20_body" style:list-style-name="L1">
      <style:text-properties officeooo:rsid="00002849" officeooo:paragraph-rsid="00002849"/>
    </style:style>
    <style:style style:name="T1" style:family="text">
      <style:text-properties officeooo:rsid="00010ea4"/>
    </style:style>
    <style:style style:name="T2" style:family="text">
      <style:text-properties fo:font-weight="bold" officeooo:rsid="00010ea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ation</text:h>
      <text:p text:style-name="P1">Vorraussetzung ist Zugriff auf eine Datenbank in einem MySQl-DBMS. Der Administrator muss eine Datenbank <text:span text:style-name="T1">mit Namen </text:span><text:span text:style-name="T2">qsport</text:span> anlegen und dem Benutzer Schreibrechte auf <text:span text:style-name="T2">qsport</text:span> gewähren.</text:p>
      <text:p text:style-name="P1">Zur Inbetriebnahme werden benötigt:</text:p>
      <text:list xml:id="list2745998511" text:style-name="L1">
        <text:list-item>
          <text:p text:style-name="P2">Der Hostname, z.B.: 172.29.253.250 oder jsg-kg.fortiddns.com</text:p>
        </text:list-item>
        <text:list-item>
          <text:p text:style-name="P2">Der Benutzername: q11</text:p>
        </text:list-item>
        <text:list-item>
          <text:p text:style-name="P2">Das Passwort: q11</text:p>
        </text:list-item>
      </text:list>
      <text:p text:style-name="P1">Der Port des mysql-Servers ist hart kodiert: 3306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7:28:15.146375764</meta:creation-date>
    <dc:date>2019-07-17T17:39:02.712255475</dc:date>
    <meta:editing-duration>PT10M4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53" meta:character-count="378" meta:non-whitespace-character-count="335"/>
  </office:meta>
</office:document-meta>
</file>